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lev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1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2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5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7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11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12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14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18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24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26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27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28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5"/>
          <table:table-cell table:style-name="ce1" table:number-columns-repeated="1016"/>
        </table:table-row>
        <table:table-row table:style-name="ro1">
          <table:table-cell office:value-type="string" calcext:value-type="string">
            <text:p>32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34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35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38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43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44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45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_lef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 office:value-type="string" calcext:value-type="string">
            <text:p>48_righ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_lef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5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5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5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5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6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6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7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4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3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3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49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4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4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3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8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8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8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9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7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27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0_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0_righ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_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_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_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_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7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_lef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8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2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6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6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3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7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7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9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9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7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7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0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5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5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2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2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4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4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2_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2_righ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3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3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7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9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9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1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81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1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1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9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9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9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49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3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3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1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1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20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20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42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42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61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61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68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68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2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12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57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57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30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30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79_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79_righ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_lef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5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5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8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8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2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92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2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82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1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1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28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28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7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7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73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73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11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11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10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10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26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26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23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23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46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46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71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71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19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19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28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28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49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49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18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18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52_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52_righ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7T14:59:29.557000000</meta:creation-date>
    <dc:date>2021-06-17T15:21:09.941000000</dc:date>
    <meta:editing-duration>PT11M40S</meta:editing-duration>
    <meta:editing-cycles>1</meta:editing-cycles>
    <meta:document-statistic meta:table-count="1" meta:cell-count="402" meta:object-count="0"/>
    <meta:generator>LibreOffice/5.2.7.2$Windows_x86 LibreOffice_project/2b7f1e640c46ceb28adf43ee075a6e8b8439ed10</meta:generator>
  </office:meta>
</office:document-meta>
</file>